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ScriptContext.getNamespace( int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ScriptContext.removeAttribute( String name , int sco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ScriptContext.GenericScrip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ScriptContext.setNamespace( Namespace namespace , int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ScriptContext.getAttribute( String name , int sco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ScriptContext.getAttribut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ScriptContext.getAttributesScop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ScriptContext.setAttribute( String name , Object value , int sco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enericScriptContext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